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99996" officeooo:paragraph-rsid="00199996"/>
    </style:style>
    <style:style style:name="P2" style:family="paragraph" style:parent-style-name="Standard">
      <style:paragraph-properties fo:text-align="justify" style:justify-single-word="false"/>
      <style:text-properties officeooo:rsid="0047f531" officeooo:paragraph-rsid="0047f531"/>
    </style:style>
    <style:style style:name="P3" style:family="paragraph" style:parent-style-name="Standard">
      <style:text-properties officeooo:rsid="00199996" officeooo:paragraph-rsid="00199996"/>
    </style:style>
    <style:style style:name="T1" style:family="text">
      <style:text-properties officeooo:rsid="001a4d13"/>
    </style:style>
    <style:style style:name="T2" style:family="text">
      <style:text-properties officeooo:rsid="001eb86b"/>
    </style:style>
    <style:style style:name="T3" style:family="text">
      <style:text-properties officeooo:rsid="00241c81"/>
    </style:style>
    <style:style style:name="T4" style:family="text">
      <style:text-properties officeooo:rsid="00217a35"/>
    </style:style>
    <style:style style:name="T5" style:family="text">
      <style:text-properties style:text-underline-style="none" officeooo:rsid="00217a35"/>
    </style:style>
    <style:style style:name="T6" style:family="text">
      <style:text-properties style:text-underline-style="none" officeooo:rsid="0031f27d"/>
    </style:style>
    <style:style style:name="T7" style:family="text">
      <style:text-properties style:text-underline-style="none" officeooo:rsid="0023236a"/>
    </style:style>
    <style:style style:name="T8" style:family="text">
      <style:text-properties style:text-underline-style="none" officeooo:rsid="00266054"/>
    </style:style>
    <style:style style:name="T9" style:family="text">
      <style:text-properties style:text-underline-style="none" officeooo:rsid="0027708f"/>
    </style:style>
    <style:style style:name="T10" style:family="text">
      <style:text-properties style:text-underline-style="none" officeooo:rsid="00278c82"/>
    </style:style>
    <style:style style:name="T11" style:family="text">
      <style:text-properties style:text-underline-style="none" officeooo:rsid="004a0a77"/>
    </style:style>
    <style:style style:name="T12" style:family="text">
      <style:text-properties style:text-underline-style="none" officeooo:rsid="0037d16a"/>
    </style:style>
    <style:style style:name="T13" style:family="text">
      <style:text-properties style:text-underline-style="none" officeooo:rsid="0027f201"/>
    </style:style>
    <style:style style:name="T14" style:family="text">
      <style:text-properties style:text-underline-style="none" officeooo:rsid="0027f409"/>
    </style:style>
    <style:style style:name="T15" style:family="text">
      <style:text-properties style:text-underline-style="none" officeooo:rsid="003f4930"/>
    </style:style>
    <style:style style:name="T16" style:family="text">
      <style:text-properties style:text-underline-style="none" officeooo:rsid="00407fd4"/>
    </style:style>
    <style:style style:name="T17" style:family="text">
      <style:text-properties style:text-underline-style="none" officeooo:rsid="0029d275"/>
    </style:style>
    <style:style style:name="T18" style:family="text">
      <style:text-properties style:text-underline-style="none" officeooo:rsid="00392fb1"/>
    </style:style>
    <style:style style:name="T19" style:family="text">
      <style:text-properties style:text-underline-style="none" officeooo:rsid="002ca8a4"/>
    </style:style>
    <style:style style:name="T20" style:family="text">
      <style:text-properties style:text-underline-style="none" officeooo:rsid="002b2d31"/>
    </style:style>
    <style:style style:name="T21" style:family="text">
      <style:text-properties style:text-underline-style="none" officeooo:rsid="002c842b"/>
    </style:style>
    <style:style style:name="T22" style:family="text">
      <style:text-properties style:text-underline-style="none" officeooo:rsid="002f7226"/>
    </style:style>
    <style:style style:name="T23" style:family="text">
      <style:text-properties style:text-underline-style="none" officeooo:rsid="003299fc"/>
    </style:style>
    <style:style style:name="T24" style:family="text">
      <style:text-properties style:text-underline-style="none" officeooo:rsid="003508ca"/>
    </style:style>
    <style:style style:name="T25" style:family="text">
      <style:text-properties style:text-underline-style="none" officeooo:rsid="003c4022"/>
    </style:style>
    <style:style style:name="T26" style:family="text">
      <style:text-properties style:text-underline-style="none" officeooo:rsid="003f05e3"/>
    </style:style>
    <style:style style:name="T27" style:family="text">
      <style:text-properties style:text-underline-style="none" officeooo:rsid="00428cf1"/>
    </style:style>
    <style:style style:name="T28" style:family="text">
      <style:text-properties style:text-underline-style="none" officeooo:rsid="0042fb7d"/>
    </style:style>
    <style:style style:name="T29" style:family="text">
      <style:text-properties style:text-underline-style="none" officeooo:rsid="00440782"/>
    </style:style>
    <style:style style:name="T30" style:family="text">
      <style:text-properties style:text-underline-style="none" officeooo:rsid="00455068"/>
    </style:style>
    <style:style style:name="T3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: All</text:p>
      <text:p text:style-name="P1">From: Marcos Pérez</text:p>
      <text:p text:style-name="P1">Subject: New Employee: Jhon Black</text:p>
      <text:p text:style-name="P1"/>
      <text:p text:style-name="P1"><text:tab/><text:span text:style-name="T1">Dear all,</text:span></text:p>
      <text:p text:style-name="P1"><text:tab/></text:p>
      <text:p text:style-name="P1"><text:tab/><text:span text:style-name="T2">Since some time ago, we </text:span><text:span text:style-name="T3">ha</text:span><text:span text:style-name="T2">ve been </text:span><text:span text:style-name="T4">looking for a new </text:span><text:span text:style-name="T5">Com</text:span><text:span text:style-name="T6">m</text:span><text:span text:style-name="T5">unity </text:span><text:span text:style-name="T7">Manager, </text:span><text:span text:style-name="T8">and after weeks of long searching, </text:span><text:span text:style-name="T9">the </text:span><text:span text:style-name="T10">Human </text:span><text:span text:style-name="T11">R</text:span><text:span text:style-name="T10">esources </text:span><text:span text:style-name="T12">D</text:span><text:span text:style-name="T13">epartment ha</text:span><text:span text:style-name="T12">s</text:span><text:span text:style-name="T13"> found a good looking candidate. </text:span><text:span text:style-name="T14">Jhon Black, </text:span><text:span text:style-name="T15">a 3</text:span><text:span text:style-name="T16">4</text:span><text:span text:style-name="T15"> year old man that</text:span><text:span text:style-name="T14"> </text:span><text:span text:style-name="T17">ha</text:span><text:span text:style-name="T18">s</text:span><text:span text:style-name="T17"> worked </text:span><text:span text:style-name="T19">o</text:span><text:span text:style-name="T20">n the </text:span><text:span text:style-name="T21">London</text:span><text:span text:style-name="T20"> Activision offices </text:span><text:span text:style-name="T22">as an </text:span><text:span text:style-name="T23">Public relationship </text:span><text:span text:style-name="T24">manager. </text:span><text:span text:style-name="T25">He will oversee </text:span><text:span text:style-name="T26">the </text:span><text:span text:style-name="T27">relations with other enterprises. </text:span><text:span text:style-name="T28">This could be a </text:span><text:span text:style-name="T29">big step that could make a difference between </text:span><text:span text:style-name="T30">the past and the future of our enterprise.</text:span></text:p>
      <text:p text:style-name="P1"><text:span text:style-name="T30"/></text:p>
      <text:p text:style-name="P2"><text:span text:style-name="T30"><text:tab/>S</text:span><text:span text:style-name="T31">incerely,</text:span></text:p>
      <text:p text:style-name="P2"><text:span text:style-name="T31"><text:tab/>Marcos Pérez</text:span></text:p>
      <text:p text:style-name="P2"><text:span text:style-name="T31"><text:tab/></text:span><text:span text:style-name="T11">Human Resources Manager</text:span>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1:39:44.097000000</meta:creation-date>
    <dc:date>2024-10-14T12:03:34.718000000</dc:date>
    <meta:editing-duration>PT23M31S</meta:editing-duration>
    <meta:editing-cycles>41</meta:editing-cycles>
    <meta:generator>LibreOffice/24.8.2.1$Windows_X86_64 LibreOffice_project/0f794b6e29741098670a3b95d60478a65d05ef13</meta:generator>
    <meta:document-statistic meta:table-count="0" meta:image-count="0" meta:object-count="0" meta:page-count="1" meta:paragraph-count="9" meta:word-count="95" meta:character-count="563" meta:non-whitespace-character-count="470"/>
  </office:meta>
</office:document-meta>
</file>